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settings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opuesta de Proyecto</text:h>
      <text:p text:style-name="Text_20_body"><text:span text:style-name="Strong_20_Emphasis">Solución analítica y numérica de una ecuación diferencial parcial en una dimensión espacial</text:span></text:p>
      <text:h text:style-name="Heading_20_2" text:outline-level="2">1. Objetivo</text:h>
      <text:p text:style-name="Text_20_body">Obtener la solución analítica y numérica de una ecuación diferencial parcial en una dimensión espacial, utilizando los métodos vistos en el curso y técnicas numéricas implementadas computacionalmente.</text:p>
      <text:h text:style-name="Heading_20_2" text:outline-level="2">2. Descripción del problema</text:h>
      <text:p text:style-name="Text_20_body">Se estudiará la siguiente ecuación diferencial parcial en una dimensión espacial:</text:p>
      <text:p text:style-name="Text_20_body"><draw:frame draw:style-name="fr1" draw:name="Objeto1" text:anchor-type="as-char" svg:y="-0.2756in" svg:width="1.8465in" svg:height="0.457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donde:</text:p>
      <text:list text:style-name="L1">
        <text:list-item>
          <text:p text:style-name="P1">(<draw:frame draw:style-name="fr1" draw:name="Objeto2" text:anchor-type="as-char" svg:y="-0.1555in" svg:width="0.5244in" svg:height="0.2043in" draw:z-index="1"><draw:object xlink:href="./Object 2" xlink:type="simple" xlink:show="embed" xlink:actuate="onLoad"/><draw:image xlink:href="./ObjectReplacements/Object 2" xlink:type="simple" xlink:show="embed" xlink:actuate="onLoad"/></draw:frame>) representa la variable de interés del sistema (por ejemplo, temperatura),</text:p>
        </text:list-item>
        <text:list-item>
          <text:p text:style-name="P1">(x) corresponde a la <text:span text:style-name="Strong_20_Emphasis">dimensión espacial</text:span>,</text:p>
        </text:list-item>
        <text:list-item>
          <text:p text:style-name="P1">(t) representa el tiempo,</text:p>
        </text:list-item>
        <text:list-item>
          <text:p text:style-name="P1">(<draw:frame draw:style-name="fr1" draw:name="Objeto3" text:anchor-type="as-char" svg:y="-0.1555in" svg:width="0.1201in" svg:height="0.1953in" draw:z-index="2"><draw:object xlink:href="./Object 3" xlink:type="simple" xlink:show="embed" xlink:actuate="onLoad"/><draw:image xlink:href="./ObjectReplacements/Object 3" xlink:type="simple" xlink:show="embed" xlink:actuate="onLoad"/></draw:frame>) es el coeficiente de difusión,</text:p>
        </text:list-item>
        <text:list-item>
          <text:p text:style-name="P1">(<draw:frame draw:style-name="fr1" draw:name="Objeto4" text:anchor-type="as-char" svg:y="-0.1555in" svg:width="0.2374in" svg:height="0.1953in" draw:z-index="3"><draw:object xlink:href="./Object 4" xlink:type="simple" xlink:show="embed" xlink:actuate="onLoad"/><draw:image xlink:href="./ObjectReplacements/Object 4" xlink:type="simple" xlink:show="embed" xlink:actuate="onLoad"/></draw:frame>) representa un término de reacción,</text:p>
        </text:list-item>
        <text:list-item>
          <text:p text:style-name="P1">(<draw:frame draw:style-name="fr1" draw:name="Objeto5" text:anchor-type="as-char" svg:y="-0.1555in" svg:width="0.5311in" svg:height="0.2043in" draw:z-index="4"><draw:object xlink:href="./Object 5" xlink:type="simple" xlink:show="embed" xlink:actuate="onLoad"/><draw:image xlink:href="./ObjectReplacements/Object 5" xlink:type="simple" xlink:show="embed" xlink:actuate="onLoad"/></draw:frame>) corresponde a un término fuente externo.</text:p>
        </text:list-item>
      </text:list>
      <text:h text:style-name="Heading_20_2" text:outline-level="2">3. Metodología</text:h>
      <text:h text:style-name="Heading_20_3" text:outline-level="3">3.1 Solución analítica</text:h>
      <text:p text:style-name="Text_20_body">Se obtendrá la solución analítica de la ecuación diferencial parcial utilizando los métodos estudiados en el curso, tales como:</text:p>
      <text:list text:style-name="L2">
        <text:list-item>
          <text:p text:style-name="P2">separación de variables</text:p>
        </text:list-item>
        <text:list-item>
          <text:p text:style-name="P2">desarrollo en series de Fourier</text:p>
        </text:list-item>
      </text:list>
      <text:p text:style-name="Text_20_body">considerando condiciones iniciales y de frontera apropiadas.</text:p>
      <text:h text:style-name="Heading_20_3" text:outline-level="3"><text:soft-page-break/>3.2 Solución numérica</text:h>
      <text:p text:style-name="Text_20_body">Se implementará una aproximación numérica mediante el <text:span text:style-name="Strong_20_Emphasis">método de diferencias finitas</text:span>, discretizando las derivadas espaciales y temporales de la ecuación para obtener una solución aproximada.</text:p>
      <text:p text:style-name="Text_20_body">La solución numérica permitirá analizar el comportamiento del sistema considerando todos los términos presentes en el modelo.</text:p>
      <text:h text:style-name="Heading_20_2" text:outline-level="2">4. Resultados esperados</text:h>
      <text:p text:style-name="Text_20_body">Se espera obtener:</text:p>
      <text:list text:style-name="L3">
        <text:list-item>
          <text:p text:style-name="P3">la solución analítica de la ecuación diferencial parcial en una dimensión espacial</text:p>
        </text:list-item>
        <text:list-item>
          <text:p text:style-name="P3">una implementación computacional del método de diferencias finitas</text:p>
        </text:list-item>
        <text:list-item>
          <text:p text:style-name="P3">una comparación entre la solución analítica y la aproximación numérica obtenida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s" fo:country="CO" style:letter-kerning="true" style:font-name-asian="DejaVu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s" fo:country="CO" style:letter-kerning="true" style:font-name-asian="DejaVu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DejaVu Serif" fo:font-family="'DejaVu Serif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DejaVu Serif" fo:font-family="'DejaVu Serif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DejaVu Serif" fo:font-family="'DejaVu Serif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9T21:48:55.385046187</meta:creation-date>
    <dc:date>2026-03-09T22:03:16.772359963</dc:date>
    <meta:editing-duration>PT14M22S</meta:editing-duration>
    <meta:editing-cycles>1</meta:editing-cycles>
    <meta:document-statistic meta:table-count="0" meta:image-count="0" meta:object-count="5" meta:page-count="2" meta:paragraph-count="28" meta:word-count="233" meta:character-count="1583" meta:non-whitespace-character-count="1388"/>
    <meta:generator>LibreOffice/26.2.1.2$Linux_X86_64 LibreOffice_project/620$Build-2</meta:generator>
  </office:meta>
</office:document-meta>
</file>

<file path=Object 1/content.xml><?xml version="1.0" encoding="utf-8"?>
<math xmlns="http://www.w3.org/1998/Math/MathML" display="block">
  <semantics>
    <mrow>
      <mrow>
        <mfrac>
          <mrow>
            <mo stretchy="false">∂</mo>
            <mi>u</mi>
          </mrow>
          <mrow>
            <mo stretchy="false">∂</mo>
            <mi>t</mi>
          </mrow>
        </mfrac>
        <mo stretchy="false">=</mo>
        <mi>α</mi>
      </mrow>
      <mrow>
        <mfrac>
          <mrow>
            <msup>
              <mo stretchy="false">∂</mo>
              <mn>2</mn>
            </msup>
            <mi>u</mi>
          </mrow>
          <mrow>
            <mo stretchy="false">∂</mo>
            <msup>
              <mi>x</mi>
              <mn>2</mn>
            </msup>
          </mrow>
        </mfrac>
        <mo stretchy="false">+</mo>
        <mi>β</mi>
      </mrow>
      <mrow>
        <mi>u</mi>
        <mo stretchy="false">+</mo>
        <mi>f</mi>
      </mrow>
      <mrow>
        <mo fence="true" form="prefix" stretchy="false">(</mo>
        <mrow>
          <mrow>
            <mi>x</mi>
            <mi>,</mi>
            <mi>t</mi>
          </mrow>
        </mrow>
        <mo fence="true" form="postfix" stretchy="false">)</mo>
      </mrow>
    </mrow>
    <annotation encoding="StarMath 5.0">{partial u} over {partial t} = %alpha {partial^2 u} over {partial x^2} + %beta u + f(x,t)</annotation>
  </semantics>
</math>
</file>

<file path=Object 2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i>x</mi>
            <mi>,</mi>
            <mi>t</mi>
          </mrow>
        </mrow>
        <mo fence="true" form="postfix" stretchy="false">)</mo>
      </mrow>
    </mrow>
    <annotation encoding="StarMath 5.0">u(x,t)</annotation>
  </semantics>
</math>
</file>

<file path=Object 3/content.xml><?xml version="1.0" encoding="utf-8"?>
<math xmlns="http://www.w3.org/1998/Math/MathML" display="block">
  <semantics>
    <mi>α</mi>
    <annotation encoding="StarMath 5.0">%alpha</annotation>
  </semantics>
</math>
</file>

<file path=Object 4/content.xml><?xml version="1.0" encoding="utf-8"?>
<math xmlns="http://www.w3.org/1998/Math/MathML" display="block">
  <semantics>
    <mrow>
      <mi>β</mi>
      <mi>u</mi>
    </mrow>
    <annotation encoding="StarMath 5.0">%beta u</annotation>
  </semantics>
</math>
</file>

<file path=Object 5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i>x</mi>
            <mi>,</mi>
            <mi>t</mi>
          </mrow>
        </mrow>
        <mo fence="true" form="postfix" stretchy="false">)</mo>
      </mrow>
    </mrow>
    <annotation encoding="StarMath 5.0">f(x,t)</annotation>
  </semantics>
</math>
</file>